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F2.1 Komma åt och kunna ändra sin egen medlemsinformation</text:p>
      <text:p text:style-name="P1"/>
      <text:p text:style-name="P2">Medlemmar vill komma åt sin medlemsinformation och vid behov kunna ändra/uppdatera/lägga till ny information. Databasen ska uppdaters omgående med eventuella ändringar/tillägg.</text:p>
      <text:p text:style-name="P2"/>
      <text:p text:style-name="P3">Primär aktör</text:p>
      <text:p text:style-name="P6">Medlem</text:p>
      <text:p text:style-name="P3"/>
      <text:p text:style-name="P3">Sekundär aktör</text:p>
      <text:p text:style-name="P6">Medlemsdatabas: presenterar och lagrar medlemsinformation</text:p>
      <text:p text:style-name="P3"/>
      <text:p text:style-name="P3">Offstage aktör</text:p>
      <text:p text:style-name="P6">PUL: regler för hur personuppgifter får lagras</text:p>
      <text:p text:style-name="P3"/>
      <text:p text:style-name="P3">Förkrav</text:p>
      <text:p text:style-name="P6">Inloggad som Medlem</text:p>
      <text:p text:style-name="P3"/>
      <text:p text:style-name="P3">Efterkrav</text:p>
      <text:p text:style-name="P6">Eventuella ändringar och tillägg ska vara direkt uppdaterade och synliga för Kassör och Sekreterare.</text:p>
      <text:p text:style-name="P3"/>
      <text:p text:style-name="P3">Huvudscenario</text:p>
      <text:list xml:id="list1200713920333924825" text:style-name="L1">
        <text:list-item>
          <text:p text:style-name="P7">Startar när en medlem loggar in</text:p>
        </text:list-item>
        <text:list-item>
          <text:p text:style-name="P7">Systemet kopplar upp sig till medlemsdatabasen</text:p>
        </text:list-item>
        <text:list-item>
          <text:p text:style-name="P7">Medlemsdatabasen tillhandahåller senaste versionen av <text:a xlink:type="simple" xlink:href="#Medlemsinformation">medlemsinformationen</text:a></text:p>
        </text:list-item>
        <text:list-item>
          <text:p text:style-name="P7">Systemet presenterar medlemmens valmöjligheter att ändra/uppdatera informationen</text:p>
        </text:list-item>
        <text:list-item>
          <text:p text:style-name="P7">Medlemmen uppdaterar/ändrar den information som önskas ändras/uppdateras</text:p>
        </text:list-item>
        <text:list-item>
          <text:p text:style-name="P7">Systemet frågar efter en bekräftelse av ändringar/uppdateringar som gjorts</text:p>
        </text:list-item>
        <text:list-item>
          <text:p text:style-name="P7">Medlemmen väljer att bekräfta</text:p>
        </text:list-item>
        <text:list-item>
          <text:p text:style-name="P7">Systemet visar ny, uppdaterad medlemsinfo</text:p>
        </text:list-item>
      </text:list>
      <text:p text:style-name="P3"/>
      <text:p text:style-name="P3">Alternativa scenarios</text:p>
      <text:p text:style-name="P6"/>
      <text:p text:style-name="P6">2a. Medlemsdatabasen svarar med ett felmeddelande, eller så misslyckas kontakten</text:p>
      <text:list xml:id="list5090860648251734314" text:style-name="L2">
        <text:list-item>
          <text:p text:style-name="P8">Systemet meddelar medlemmen att informationen inte är tillgänglig och ber att försöka lite senare</text:p>
          <text:p text:style-name="P11">Användningsfallet avslutas</text:p>
        </text:list-item>
      </text:list>
      <text:p text:style-name="P10"/>
      <text:p text:style-name="P2"><text:span text:style-name="T1">5a. Medlemmen uppdaterar informationen i felaktigt </text:span><text:a xlink:type="simple" xlink:href="#Format">format</text:a></text:p>
      <text:list xml:id="list8247447426039829301" text:style-name="L3">
        <text:list-item>
          <text:p text:style-name="P13">Systemet ger ett felmeddelande om att formatet inte godtas</text:p>
        </text:list-item>
        <text:list-item>
          <text:p text:style-name="P13">Medlemmen uppmanas att mata in informationen i rätt format</text:p>
        </text:list-item>
        <text:list-item>
          <text:p text:style-name="P13">Systemet godtar korrekt format</text:p>
        </text:list-item>
      </text:list>
      <text:p text:style-name="P12"><text:tab/><text:span text:style-name="T2">Fortsätt till steg 6</text:span></text:p>
      <text:p text:style-name="P12"><text:span text:style-name="T3"/></text:p>
      <text:p text:style-name="P12">6a. Medlemmen väljer att ångra de ändringar/uppdateringar som gjorts istället för bekräfta</text:p>
      <text:list xml:id="list8038576644606842822" text:style-name="L4">
        <text:list-item>
          <text:p text:style-name="P14">Systemet behåller den information som var när medlemmen loggade in.</text:p>
        </text:list-item>
      </text:list>
      <text:p text:style-name="P12"><text:tab/><text:span text:style-name="T2">Användningsfallet avslutas</text:span></text:p>
      <text:p text:style-name="P12"><text:span text:style-name="T3"/></text:p>
      <text:p text:style-name="P2"/>
      <text:p text:style-name="P3"><text:soft-page-break/>Datadefinitioner</text:p>
      <text:p text:style-name="P2"/>
      <text:p text:style-name="P5"><text:bookmark text:name="Medlemsinformation"/>Medlemsinformation</text:p>
      <text:p text:style-name="P9">Namn, Adress, TelefonNr, E-mail, Antal Båtar, Betalningsstatus, Pågående Bytesförfrågningar</text:p>
      <text:p text:style-name="P9"/>
      <text:p text:style-name="P5"><text:bookmark text:name="Format"/>Format på medlemsinformation</text:p>
      <text:p text:style-name="P9">Siffror, Bokstäver, Giltig E-mailadress, Postnr</text:p>
      <text:p text:style-name="P2"/>
      <text:p text:style-name="P3">Frågo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Larsson Cornejo</meta:initial-creator>
    <meta:creation-date>2013-12-17T12:03:23.32</meta:creation-date>
    <dc:date>2013-12-17T14:26:40.85</dc:date>
    <dc:creator>Johanna Larsson Cornejo</dc:creator>
    <meta:editing-duration>PT1H7M32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2" meta:paragraph-count="39" meta:word-count="237" meta:character-count="1842"/>
  </office:meta>
</office:document-meta>
</file>